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objectwithoutfill">
      <style:graphic-properties svg:stroke-width="0.1cm" draw:marker-start-width="0.35cm" draw:marker-end="Arrow" draw:marker-end-width="0.6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ffffff" fo:min-height="1.05cm"/>
    </style:style>
    <style:style style:name="gr5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ffffff" fo:min-height="0.95cm"/>
    </style:style>
    <style:style style:name="P1" style:family="paragraph">
      <style:paragraph-properties fo:text-align="center"/>
      <style:text-properties fo:font-size="20pt"/>
    </style:style>
    <style:style style:name="P2" style:family="paragraph">
      <style:text-properties fo:font-family="'DejaVu Sans Mono'" style:font-style-name="Book" style:font-family-generic="swiss" style:font-pitch="fixed" fo:font-size="20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family="'DejaVu Sans Mono'" style:font-style-name="Book" style:font-family-generic="swiss" style:font-pitch="fixe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154cm" svg:height="5cm" svg:x="-4.5cm" svg:y="14.8cm">
          <text:p text:style-name="P1">Client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6.154cm" svg:height="5cm" svg:x="14.1cm" svg:y="14.9cm">
          <text:p text:style-name="P1">Server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8cm" svg:height="1.35cm" svg:x="2.3cm" svg:y="19.9cm">
          <draw:text-box>
            <text:p text:style-name="P2"><text:span text:style-name="T1">{ServerPid,{count, Count}}</text:span></text:p>
          </draw:text-box>
        </draw:frame>
        <draw:connector draw:style-name="gr3" draw:text-style-name="P1" draw:layer="layout" draw:line-skew="-1.199cm" svg:x1="-1.423cm" svg:y1="14.8cm" svg:x2="17.177cm" svg:y2="14.9cm" draw:start-shape="id1" draw:start-glue-point="4" draw:end-shape="id2" draw:end-glue-point="4" svg:d="m-1423 14800v-1700h18600v1800" svg:viewBox="0 0 18601 1801">
          <text:p/>
        </draw:connector>
        <draw:connector draw:style-name="gr3" draw:text-style-name="P1" draw:layer="layout" draw:line-skew="1.298cm" svg:x1="17.177cm" svg:y1="19.9cm" svg:x2="-1.423cm" svg:y2="19.8cm" draw:start-shape="id2" draw:start-glue-point="8" draw:end-shape="id1" draw:end-glue-point="8" svg:d="m17177 19900v1800h-18600v-1900" svg:viewBox="0 0 18601 1901">
          <text:p/>
        </draw:connector>
        <draw:frame draw:style-name="gr4" draw:text-style-name="P2" draw:layer="layout" svg:width="8.4cm" svg:height="1.3cm" svg:x="3.6cm" svg:y="13.6cm">
          <draw:text-box>
            <text:p text:style-name="P2"><text:span text:style-name="T1">{count, ClientPid}</text:span></text:p>
          </draw:text-box>
        </draw:frame>
        <draw:connector draw:style-name="gr5" draw:text-style-name="P3" draw:layer="layout" draw:type="curve" draw:line-skew="0cm 2.044cm" svg:x1="19.353cm" svg:y1="15.632cm" svg:x2="19.353cm" svg:y2="19.168cm" draw:start-shape="id2" draw:start-glue-point="11" draw:end-shape="id2" draw:end-glue-point="9" svg:d="m19353 15632c0-1849 3447-1233 3447 1768s-3447 3619-3447 1768" svg:viewBox="0 0 3448 5626">
          <text:p/>
        </draw:connector>
        <draw:frame draw:style-name="gr6" draw:text-style-name="P2" draw:layer="layout" svg:width="8.4cm" svg:height="1.2cm" svg:x="21.9cm" svg:y="20.1cm">
          <draw:text-box>
            <text:p text:style-name="P2"><text:span text:style-name="T1">loop(Cou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3:52:34</meta:creation-date>
    <dc:date>2013-10-29T15:07:50</dc:date>
    <meta:editing-duration>PT1H6S</meta:editing-duration>
    <meta:editing-cycles>6</meta:editing-cycles>
    <meta:generator>LibreOffice/4.0.3.3$MacOSX_x86 LibreOffice_project/0eaa50a932c8f2199a615e1eb30f7ac74279539</meta:generator>
    <meta:document-statistic meta:object-count="8"/>
  </office:meta>
</office:document-meta>
</file>